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7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3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4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9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84" table:number-columns-repeated="2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7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4"/>
          <table:table-cell table:style-name="ce80" table:number-columns-repeated="9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9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1045552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7"/>
          <table:table-cell table:style-name="ce476" table:number-columns-repeated="2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38" office:value-type="string" calcext:value-type="string">
            <text:p>95</text:p>
          </table:table-cell>
          <table:table-cell table:style-name="ce53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20:52:38.897665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3T02:20:57.014489846</dc:date>
    <meta:editing-cycles>215</meta:editing-cycles>
    <meta:editing-duration>P2DT15H56M9S</meta:editing-duration>
    <meta:document-statistic meta:table-count="4" meta:cell-count="2518" meta:object-count="0"/>
  </office:meta>
</office:document-meta>
</file>